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arial" svg:font-family="arial, sans-serif"/>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Verdana" fo:font-size="11pt" style:font-size-asian="11pt" style:font-size-complex="11pt"/>
    </style:style>
    <style:style style:name="P4"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Verdana"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Verdana" fo:font-size="11pt"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Verdana" fo:font-size="11pt"/>
    </style:style>
    <style:style style:name="P9"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10" style:family="paragraph" style:parent-style-name="Standard">
      <style:paragraph-properties fo:text-align="justify" style:justify-single-word="false"/>
      <style:text-properties style:font-name="Verdana" fo:font-size="22pt" fo:font-weight="bold" style:font-size-asian="22pt" style:font-weight-asian="bold" style:font-size-complex="22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font-variant="normal" fo:text-transform="none" fo:color="#222222" style:font-name="Verdana" fo:font-size="11pt" fo:letter-spacing="normal" fo:font-style="normal" fo:font-weight="normal" style:font-size-asian="11pt" style:font-size-complex="11pt"/>
    </style:style>
    <style:style style:name="P12" style:family="paragraph" style:parent-style-name="Standard">
      <style:paragraph-properties fo:margin-left="0cm" fo:margin-right="0cm" fo:text-align="justify" style:justify-single-word="false" fo:text-indent="0cm" style:auto-text-indent="false"/>
      <style:text-properties fo:font-variant="normal" fo:text-transform="none" fo:color="#222222" style:font-name="Verdana" fo:font-size="11pt" fo:letter-spacing="normal"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text-align="justify" style:justify-single-word="false" fo:text-indent="0cm" style:auto-text-indent="false"/>
      <style:text-properties fo:font-variant="normal" fo:text-transform="none" fo:color="#222222" style:font-name="Verdana" fo:font-size="11pt" fo:letter-spacing="normal" fo:font-style="italic" fo:font-weight="normal" style:font-size-asian="11pt" style:font-style-asian="italic" style:font-size-complex="11pt" style:font-style-complex="italic"/>
    </style:style>
    <style:style style:name="P14" style:family="paragraph" style:parent-style-name="Standard">
      <style:paragraph-properties fo:margin-left="0cm" fo:margin-right="0cm" fo:text-align="justify" style:justify-single-word="false" fo:text-indent="0cm" style:auto-text-indent="false"/>
      <style:text-properties fo:font-variant="normal" fo:text-transform="none" fo:color="#222222" style:font-name="Verdana" fo:font-size="11pt" fo:letter-spacing="normal" fo:font-style="italic" fo:font-weight="normal" style:font-size-asian="11pt" style:font-style-asian="italic" style:font-weight-asian="normal" style:font-size-complex="11pt" style:font-style-complex="italic"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fo:font-variant="normal" fo:text-transform="none" fo:color="#222222" style:font-name="arial" fo:font-size="11pt" fo:letter-spacing="normal" fo:font-style="normal" fo:font-weight="normal" style:font-size-asian="11pt" style:font-size-complex="11pt"/>
    </style:style>
    <style:style style:name="P16" style:family="paragraph" style:parent-style-name="Standard">
      <style:paragraph-properties fo:margin-left="0cm" fo:margin-right="0cm" fo:text-align="justify" style:justify-single-word="false" fo:text-indent="0cm" style:auto-text-indent="false"/>
      <style:text-properties style:font-name="Verdana"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size-asian="7pt" style:font-size-complex="7pt"/>
    </style:style>
    <style:style style:name="P18" style:family="paragraph" style:parent-style-name="Standard">
      <style:paragraph-properties fo:margin-left="0cm" fo:margin-right="0cm" fo:text-align="justify" style:justify-single-word="false" fo:text-indent="0.3cm" style:auto-text-indent="false"/>
      <style:text-properties style:font-name="Verdana" fo:font-size="11pt" style:font-size-asian="11pt" style:font-size-complex="11pt"/>
    </style:style>
    <style:style style:name="P19" style:family="paragraph" style:parent-style-name="Standard">
      <style:paragraph-properties fo:margin-left="0cm" fo:margin-right="0cm" fo:text-align="justify" style:justify-single-word="false" fo:text-indent="0.3cm" style:auto-text-indent="false">
        <style:tab-stops/>
      </style:paragraph-properties>
      <style:text-properties style:font-name="Verdana" fo:font-size="11pt" style:font-size-asian="11pt" style:font-size-complex="11pt"/>
    </style:style>
    <style:style style:name="P20" style:family="paragraph" style:parent-style-name="Standard">
      <style:paragraph-properties fo:margin-left="0cm" fo:margin-right="0cm" fo:text-align="justify" style:justify-single-word="false" fo:text-indent="0.3cm" style:auto-text-indent="false">
        <style:tab-stops/>
      </style:paragraph-properties>
      <style:text-properties style:font-name="Verdana" fo:font-size="11pt" fo:font-weight="bold" style:font-size-asian="11pt" style:font-weight-asian="bold" style:font-size-complex="11pt" style:font-weight-complex="bold"/>
    </style:style>
    <style:style style:name="P21" style:family="paragraph" style:parent-style-name="Standard">
      <style:paragraph-properties fo:margin-left="0cm" fo:margin-right="0cm" fo:text-align="justify" style:justify-single-word="false" fo:text-indent="0.3cm" style:auto-text-indent="false"/>
      <style:text-properties style:font-name="Verdana" fo:font-size="11pt" fo:font-weight="normal" style:font-size-asian="11pt" style:font-weight-asian="normal" style:font-size-complex="11pt" style:font-weight-complex="normal"/>
    </style:style>
    <style:style style:name="P22" style:family="paragraph" style:parent-style-name="Standard">
      <style:paragraph-properties fo:margin-left="0cm" fo:margin-right="0cm" fo:text-align="justify" style:justify-single-word="false" fo:text-indent="0.3cm" style:auto-text-indent="false">
        <style:tab-stops>
          <style:tab-stop style:position="16cm" style:leader-style="dotted" style:leader-text="."/>
        </style:tab-stops>
      </style:paragraph-properties>
      <style:text-properties style:font-name="Verdana" fo:font-size="14pt"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000000" style:font-name="Monaco" fo:font-size="7pt" style:font-name-asian="Monospace" style:font-size-asian="7pt" style:font-name-complex="Monospace" style:font-size-complex="7pt"/>
    </style:style>
    <style:style style:name="P24" style:family="paragraph" style:parent-style-name="Standard" style:list-style-name="L1">
      <style:paragraph-properties fo:text-align="justify" style:justify-single-word="false"/>
      <style:text-properties style:font-name="Verdana" fo:font-size="11pt" style:font-size-asian="11pt" style:font-size-complex="11pt"/>
    </style:style>
    <style:style style:name="P25" style:family="paragraph" style:parent-style-name="Standard" style:list-style-name="L2">
      <style:paragraph-properties fo:text-align="justify" style:justify-single-word="false"/>
      <style:text-properties style:font-name="Verdana" fo:font-size="11pt" style:font-size-asian="11pt" style:font-size-complex="11pt"/>
    </style:style>
    <style:style style:name="P26" style:family="paragraph" style:parent-style-name="Standard">
      <style:paragraph-properties fo:text-align="justify" style:justify-single-word="false"/>
      <style:text-properties style:font-name="Verdana" fo:font-size="11pt"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Verdana" fo:font-size="11pt" fo:font-style="italic" style:font-size-asian="11pt" style:font-style-asian="italic" style:font-size-complex="11pt" style:font-style-complex="italic"/>
    </style:style>
    <style:style style:name="P28"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font-variant="normal" fo:text-transform="none" fo:color="#222222" style:font-name="Verdana" fo:font-size="11pt" fo:letter-spacing="normal" fo:font-style="italic" fo:font-weight="normal" style:font-size-asian="11pt" style:font-style-asian="italic" style:font-size-complex="11pt" style:font-style-complex="italic"/>
    </style:style>
    <style:style style:name="P30" style:family="paragraph" style:parent-style-name="Standard">
      <style:paragraph-properties fo:text-align="justify" style:justify-single-word="false"/>
      <style:text-properties fo:font-variant="normal" fo:text-transform="none" fo:color="#222222" style:font-name="Verdana" fo:font-size="11pt" fo:letter-spacing="normal" fo:font-style="normal" fo:font-weight="normal" style:font-size-asian="11pt" style:font-style-asian="italic" style:font-size-complex="11pt" style:font-style-complex="italic"/>
    </style:style>
    <style:style style:name="P31" style:family="paragraph" style:parent-style-name="Standard">
      <style:paragraph-properties fo:margin-left="0cm" fo:margin-right="0cm" fo:text-align="justify" style:justify-single-word="false" fo:text-indent="0cm" style:auto-text-indent="false"/>
      <style:text-properties fo:font-variant="normal" fo:text-transform="none" fo:color="#222222" style:font-name="Verdana" fo:font-size="11pt" fo:letter-spacing="normal" fo:font-style="italic"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fo:font-variant="normal" fo:text-transform="none" fo:color="#222222" style:font-name="Verdana" fo:font-size="11pt" fo:letter-spacing="normal" fo:font-style="normal" fo:font-weight="normal" style:font-size-asian="11pt" style:font-style-asian="italic" style:font-size-complex="11pt" style:font-style-complex="italic"/>
    </style:style>
    <style:style style:name="P33" style:family="paragraph" style:parent-style-name="Standard">
      <style:paragraph-properties fo:margin-left="0cm" fo:margin-right="0cm" fo:text-align="justify" style:justify-single-word="false" fo:text-indent="0.3cm" style:auto-text-indent="false"/>
      <style:text-properties style:font-name="Verdana" fo:font-size="11pt" fo:font-weight="normal" style:font-size-asian="11pt" style:font-weight-asian="normal" style:font-size-complex="11pt" style:font-weight-complex="normal"/>
    </style:style>
    <style:style style:name="P34" style:family="paragraph" style:parent-style-name="Standard">
      <style:paragraph-properties fo:margin-left="1.251cm" fo:margin-right="0cm" fo:text-align="justify" style:justify-single-word="false" fo:text-indent="0.3cm" style:auto-text-indent="false" fo:background-color="#e6e6ff">
        <style:background-image/>
      </style:paragraph-properties>
      <style:text-properties fo:font-variant="normal" fo:text-transform="none" fo:color="#222222" style:font-name="arial" fo:font-size="7.59999990463257pt" fo:letter-spacing="normal" fo:font-style="normal" fo:font-weight="normal" style:font-size-asian="11pt" style:font-weight-asian="normal" style:font-size-complex="11pt" style:font-weight-complex="normal"/>
    </style:style>
    <style:style style:name="P35" style:family="paragraph" style:parent-style-name="Standard">
      <style:paragraph-properties fo:margin-left="1.251cm" fo:margin-right="0cm" fo:text-indent="0cm" style:auto-text-indent="false" fo:background-color="#e6e6ff">
        <style:background-image/>
      </style:paragraph-properties>
    </style:style>
    <style:style style:name="P36" style:family="paragraph" style:parent-style-name="Standard">
      <style:paragraph-properties fo:margin-left="1.251cm" fo:margin-right="0cm" fo:text-indent="0cm" style:auto-text-indent="false" fo:background-color="#e6e6ff">
        <style:background-image/>
      </style:paragraph-properties>
      <style:text-properties fo:font-variant="normal" fo:text-transform="none" fo:color="#222222" style:font-name="arial" fo:font-size="7.59999990463257pt" fo:letter-spacing="normal" fo:font-style="normal" fo:font-weight="normal"/>
    </style:style>
    <style:style style:name="P37" style:family="paragraph" style:parent-style-name="Standard">
      <style:paragraph-properties fo:margin-left="1.251cm" fo:margin-right="0cm" fo:text-indent="0cm" style:auto-text-indent="false" fo:background-color="#e6e6ff">
        <style:background-image/>
      </style:paragraph-properties>
      <style:text-properties style:font-name="arial" fo:font-size="7.59999990463257pt" fo:font-weight="normal"/>
    </style:style>
    <style:style style:name="T1" style:family="text">
      <style:text-properties fo:font-variant="normal" fo:text-transform="none"/>
    </style:style>
    <style:style style:name="T2" style:family="text">
      <style:text-properties fo:font-variant="normal" fo:text-transform="none" fo:color="#222222" fo:letter-spacing="normal" fo:font-style="italic" fo:font-weight="normal" style:font-style-asian="italic" style:font-style-complex="italic"/>
    </style:style>
    <style:style style:name="T3" style:family="text">
      <style:text-properties fo:font-variant="normal" fo:text-transform="none" fo:color="#222222" fo:letter-spacing="normal" fo:font-style="normal" fo:font-weight="normal" style:font-style-asian="italic" style:font-style-complex="italic"/>
    </style:style>
    <style:style style:name="T4" style:family="text">
      <style:text-properties fo:font-variant="normal" fo:text-transform="none" fo:color="#222222" style:font-name="Verdana" fo:letter-spacing="normal" fo:font-style="italic" fo:font-weight="normal" style:font-size-asian="11pt" style:font-style-asian="italic" style:font-size-complex="11pt" style:font-style-complex="italic"/>
    </style:style>
    <style:style style:name="T5" style:family="text">
      <style:text-properties fo:font-weight="normal" style:font-weight-asian="normal" style:font-weight-complex="normal"/>
    </style:style>
    <style:style style:name="T6" style:family="text">
      <style:text-properties fo:font-weight="normal" style:font-size-asian="11pt" style:font-weight-asian="normal" style:font-size-complex="11pt" style:font-weight-complex="normal"/>
    </style:style>
    <style:style style:name="T7" style:family="text">
      <style:text-properties fo:font-weight="bold" style:font-weight-asian="bold" style:font-weight-complex="bold"/>
    </style:style>
    <style:style style:name="T8" style:family="text">
      <style:text-properties fo:font-weight="bold" style:font-size-asian="11pt" style:font-weight-asian="bold" style:font-size-complex="11pt"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ize-asian="11pt" style:font-style-asian="italic" style:font-size-complex="11pt" style:font-style-complex="italic"/>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style:font-name="Verdana" style:font-style-asian="italic" style:font-style-complex="italic"/>
    </style:style>
    <style:style style:name="T15" style:family="text">
      <style:text-properties style:font-name="Verdana" fo:font-style="italic" style:font-style-asian="italic" style:font-style-complex="italic"/>
    </style:style>
    <style:style style:name="T16" style:family="text">
      <style:text-properties style:font-size-asian="11pt" style:font-size-complex="11pt"/>
    </style:style>
    <style:style style:name="T17" style:family="text">
      <style:text-properties fo:color="#222222"/>
    </style:style>
    <style:style style:name="T18" style:family="text">
      <style:text-properties fo:letter-spacing="normal"/>
    </style:style>
    <style:style style:name="T19" style:family="text">
      <style:text-properties fo:font-style="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Entregable 2</text:p>
      <text:p text:style-name="P9">EI1022</text:p>
      <text:p text:style-name="P9">Algoritmia</text:p>
      <text:p text:style-name="P4"/>
      <text:p text:style-name="P4"/>
      <text:p text:style-name="P4"/>
      <text:p text:style-name="P4"/>
      <text:p text:style-name="P4"/>
      <text:p text:style-name="P4"/>
      <text:p text:style-name="P4"/>
      <text:p text:style-name="P4"/>
      <text:p text:style-name="P5">Mihaita Lupoiu</text:p>
      <text:p text:style-name="P5">Pedro Segarra Cabedo</text:p>
      <text:p text:style-name="P5">Sergio Varea Aguilel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Índice</text:p>
      <text:p text:style-name="P4"/>
      <text:p text:style-name="P22">a) Memoria del entregable<text:tab/>3</text:p>
      <text:p text:style-name="P22">b) Actas de las reuniones<text:tab/>5</text:p>
      <text:p text:style-name="P22">c) Valoración personal<text:tab/>8</text:p>
      <text:p text:style-name="P2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
      <text:p text:style-name="P17"><text:s text:c="7"/></text:p>
      <text:p text:style-name="P4"><text:soft-page-break/>a) Memoria del entregable.</text:p>
      <text:p text:style-name="P4"/>
      <text:p text:style-name="P21">En este entregable nos hemos familiarizado con el esquema algorítmico de “divide y vencerás”, estos algoritmos siguen la misma estrategia: ante un problema “difícil” producen problemas más sencillos, cuyas soluciones permiten obtener la solución del problema original.</text:p>
      <text:p text:style-name="P21"/>
      <text:p text:style-name="P21">En el desarrollo del entregable nos ha venido muy bien aplicar el esquema algorítmico de “divide y vencerás”, para además de resolver el problema de forma recursiva, aislar en la función <text:span text:style-name="T13">combine</text:span> el grueso de la resolución del problema. </text:p>
      <text:p text:style-name="P21"/>
      <text:p text:style-name="P21">Nos ha costado bastante llegar a la solución de la función combine, pero al tener aislada en ella “la dificultad del entregable”, sabíamos que debíamos enfocar todo el esfuerzo en este método.</text:p>
      <text:p text:style-name="P21"/>
      <text:p text:style-name="P21">Nos hemos basado en la interfaz IdivideAndConquerProblem de la librería de Algoritmia para la resolución, y hemos adaptado el problema a este esquema algorítmico.</text:p>
      <text:p text:style-name="P21"/>
      <text:p text:style-name="P21"><text:span text:style-name="T7">is_simple</text:span> : aquí devolvemos cierto si la longitud de edificios es uno.</text:p>
      <text:p text:style-name="P21"/>
      <text:p text:style-name="P21"><text:span text:style-name="T7">trivial_solution</text:span>: aquí devolvemos la solución base del problema. En nuestro caso es la suma de la abcisa izquierda más la anchura.</text:p>
      <text:p text:style-name="P21"/>
      <text:p text:style-name="P21"><text:tab/>Ej. (3,6,3) → trivial_solution : (3,6,6)</text:p>
      <text:p text:style-name="P21"/>
      <text:p text:style-name="P21"><text:span text:style-name="T7">divide</text:span> : Aquí parte el problema en dos partes cada vez que se le llama.</text:p>
      <text:p text:style-name="P21"/>
      <text:p text:style-name="P21"><text:span text:style-name="T7">combine</text:span>: Es donde se combinan al conjunto de soluciones. Ha sido la parte más complicada de la resolución.</text:p>
      <text:p text:style-name="P21"/>
      <text:p text:style-name="P21"/>
      <text:p text:style-name="P21">En relación a la<text:span text:style-name="T7"> complejidad temporal </text:span>respecto a sus diferentes funciones, como hemos aplicado el esquema, las funciones han dando el siguiente coste:</text:p>
      <text:p text:style-name="P21"/>
      <text:p text:style-name="P21">is_simple → lo hace en tiempo constante.</text:p>
      <text:p text:style-name="P21"/>
      <text:p text:style-name="P21">trivial_solution → resuelve el problema trivial en tiempo constante.</text:p>
      <text:p text:style-name="P21"/>
      <text:p text:style-name="P21">divide → divide el problema de talla n, en a subproblemas, todos de talla n/b para b&gt;1, con un coste temporal de D(n).</text:p>
      <text:p text:style-name="P21"/>
      <text:p text:style-name="P21">combine → combina las a soluciones a los subproblemas de talla n/b en tiempo C(n).</text:p>
      <text:p text:style-name="P21"/>
      <text:p text:style-name="P21">Realmente este problema se adapta al de resolución de MergeSort con una complejidad de <text:span text:style-name="T7">O( n log n)</text:span>.</text:p>
      <text:p text:style-name="P21"/>
      <text:p text:style-name="P21">Respecto a la complejidad espacial es <text:span text:style-name="T7">O(log n)</text:span></text:p>
      <text:p text:style-name="P21"/>
      <text:p text:style-name="P21"/>
      <text:p text:style-name="P21"><text:soft-page-break/>En este entregable el esquema algorítmico ha resultado muy buena ayuda para diseñar el algoritmo de resolución del mismo.</text:p>
      <text:p text:style-name="P21"/>
      <text:p text:style-name="P21">También pensamos que al aplicar el esquema, la resolución se alcanza de una forma más clara, vemos que la resolución se basa en dividir el problema en instancias menores, y luego la dificultad la hemos tenido en el método <text:span text:style-name="T7">combine</text:span>, que ya nos combinaba los edificios.</text:p>
      <text:p text:style-name="P21"/>
      <text:p text:style-name="P21">Como explicamos en la valoración personal y en las actas hemos dedicado mucho tiempo a la resolución del entregable. Muchas de las dificultades que hemos experimentado es en la poca soltura que se tiene en el lenguaje de programación python y en la dificultad obtener todos los casos para resolver el skyline.</text:p>
      <text:p text:style-name="P21"/>
      <text:p text:style-name="P21">A continuación adjuntamos un pseudocódigo de resolución del método combine:</text:p>
      <text:p text:style-name="P21"/>
      <text:p text:style-name="P34"><text:line-break/>Se comprueba si el fichero es una solución simple mirando el tamaño de la lista si es 1 o menos.</text:p>
      <text:p text:style-name="P35"/>
      <text:p text:style-name="P36">Si es una solución trivial, se devuelve el punto de inicio, la altura y el punto final.</text:p>
      <text:p text:style-name="P35"/>
      <text:p text:style-name="P36">Sino es una solución trivial, se divide la lista en dos partes y se vuelve a comprobar cada una por separado si es una solución trivial. Una vez devueltas las soluciones triviales, se tienen que combinar y esto se realizará de la siguiente manera:</text:p>
      <text:p text:style-name="P35"/>
      <text:p text:style-name="P36">1ºSe declaran las variables que se van a necesitar( skyline, sky1=[X,H,X1,H1,etc], sky2=[X,H,X1,H1,etc], currentHeight1, currentHeight2, currentX, maxH, i,j)</text:p>
      <text:p text:style-name="P35"/>
      <text:p text:style-name="P36">2º Mientas hay elementos en las listas sky1 y sky2 se comprueba lo siguiente:</text:p>
      <text:p text:style-name="P36"><text:s text:c="2"/></text:p>
      <text:p text:style-name="P36"><text:s text:c="4"/>2.1- Si posición X de sky1 es más pequeño que posición X de sky2</text:p>
      <text:p text:style-name="P36"><text:s text:c="6"/>Si lo es guardo la posición X en currentX</text:p>
      <text:p text:style-name="P36"><text:s text:c="6"/>Dependiendo de si es o no la ultima posición del sky1</text:p>
      <text:p text:style-name="P36"><text:s text:c="6"/>guardo en currentHeight1 un 0 y sino guardo la altura actual</text:p>
      <text:p text:style-name="P36"><text:s text:c="6"/>incremento el indice i en 2 valores para pasar a la siguiente posición sky1</text:p>
      <text:p text:style-name="P35"/>
      <text:p text:style-name="P36"><text:s text:c="3"/>2.2- Si posición X de sky1 es más grande que posición X de sky2</text:p>
      <text:p text:style-name="P36"><text:s text:c="5"/>Si lo es guardo la posición X en currentX</text:p>
      <text:p text:style-name="P36"><text:s text:c="5"/>Dependiendo de si es o no la ultima posición del sky2</text:p>
      <text:p text:style-name="P36"><text:s text:c="5"/>guardo como currentHeight2 un 0 y sino guardo la altura actual</text:p>
      <text:p text:style-name="P36"><text:s text:c="5"/>incremento el indice j en 2 valores para pasar a la siguiente posición sky2</text:p>
      <text:p text:style-name="P36"><text:s text:c="3"/></text:p>
      <text:p text:style-name="P36"><text:s text:c="3"/>2.3- Si posición X de sky1 es igual que posición X de sky2</text:p>
      <text:p text:style-name="P36"><text:s text:c="5"/>Si lo es guardo la posición X en currentX</text:p>
      <text:p text:style-name="P36"><text:s text:c="5"/>Dependiendo de si es o no la ultima posición del sky1</text:p>
      <text:p text:style-name="P36"><text:s text:c="5"/>guardo como currentHeight1 un 0 y sino guardo la altura actual</text:p>
      <text:p text:style-name="P36"><text:s text:c="5"/>incremento el indice i en 2 valores para pasar a la siguiente posición sky1</text:p>
      <text:p text:style-name="P36"><text:s text:c="5"/>Dependiendo de si es o no la ultima posición del sky2</text:p>
      <text:p text:style-name="P36"><text:s text:c="5"/>guardo como currentHeight2 un 0 y sino guardo la altura actual</text:p>
      <text:p text:style-name="P36"><text:s text:c="5"/>incremento el indice j en 2 valores para pasar a la siguiente posición sky2</text:p>
      <text:p text:style-name="P36"/>
      <text:p text:style-name="P36"><text:s text:c="4"/>2.4 almaceno en maxH la altura maxima entre currentHeight1 y currentHeight2</text:p>
      <text:p text:style-name="P35"/>
      <text:p text:style-name="P36"><text:s text:c="4"/>2.5 almaceno la ultima altura del skyline en alturaAnterior</text:p>
      <text:p text:style-name="P35"/>
      <text:p text:style-name="P36"><text:s text:c="4"/>2.6 si en la alturaAnterior hay algo y es difetente a la  altura maxima (maxH)</text:p>
      <text:p text:style-name="P36"><text:s text:c="8"/>añado al skyline la posición actual de currentx</text:p>
      <text:p text:style-name="P36"><text:s text:c="8"/>añado al skyline la posición actual de maxH</text:p>
      <text:p text:style-name="P36"/>
      <text:p text:style-name="P36"><text:s text:c="5"/>2.7 si la altura anterior esta vacía</text:p>
      <text:p text:style-name="P36"><text:s text:c="7"/>añado al skyline la posición actual de currentx</text:p>
      <text:p text:style-name="P36"><text:s text:c="7"/>añado al skyline la posición actual de maxH</text:p>
      <text:p text:style-name="P36"/>
      <text:p text:style-name="P36"><text:s text:c="5"/>2.8 luego si quedan valores en alguna de las listas (sky1 y sky2)</text:p>
      <text:p text:style-name="P36"><text:s text:c="7"/>se añaden esos valores al skyline</text:p>
      <text:p text:style-name="P37">Se devuelve el resultado final (skyline)</text:p>
      <text:p text:style-name="P4"><text:soft-page-break/>b) Actas de las reuniones.</text:p>
      <text:p text:style-name="P4"/>
      <text:p text:style-name="P4">Acta nº1.- </text:p>
      <text:p text:style-name="P4"/>
      <text:p text:style-name="P3">Reunión celebrada el día 4 de Noviembre de 2013 a las 9.00 en cabina sala de estudio.</text:p>
      <text:p text:style-name="P3"/>
      <text:p text:style-name="P3">Asistentes:</text:p>
      <text:list xml:id="list2084901377" text:style-name="L1">
        <text:list-item>
          <text:p text:style-name="P24">Mihaita Lupoiu (responsable edición)</text:p>
        </text:list-item>
        <text:list-item>
          <text:p text:style-name="P24">Pedro Segarra Cabedo(secretario)</text:p>
        </text:list-item>
        <text:list-item>
          <text:p text:style-name="P24">Sergio Varea Aguilella(moderador)</text:p>
        </text:list-item>
      </text:list>
      <text:p text:style-name="P3"/>
      <text:p text:style-name="P6">Orden del día</text:p>
      <text:p text:style-name="P6"/>
      <text:p text:style-name="P3">1.- Puesta en común del desarrollo del entregable.</text:p>
      <text:p text:style-name="P3">2.- Resolución de entrada de datos.</text:p>
      <text:p text:style-name="P3">3.- Primeros pasos con la codificación del entregable</text:p>
      <text:p text:style-name="P3"/>
      <text:p text:style-name="P3"/>
      <text:p text:style-name="P6">Desarrollo de la Sesión</text:p>
      <text:p text:style-name="P6"/>
      <text:p text:style-name="P4">1.- Puesta en común del desarrollo del entregable</text:p>
      <text:p text:style-name="P3"/>
      <text:p text:style-name="P19"><text:s/>En esta primera toma de contacto con el entregable, cada uno de nosotros aporta su punto de vista sobre el mismo. Sergio aclara dudas sobre como actúa el ejemplo de prueba del entregable. Pedro creía que se realizaba de una forma diferente, pero después de escuchar a Sergio, acepta el modo de funcionamiento como ha explicado Sergio. Mihaita ya está pensando como introducir los datos de entrada en python.</text:p>
      <text:p text:style-name="P3"/>
      <text:p text:style-name="P4">2.- Resolución de entrada de datos.</text:p>
      <text:p text:style-name="P3"/>
      <text:p text:style-name="P18">Mihai se pone a programar la entrada de datos del algoritmo basándose en <text:s/>como está estructurado el fichero de ejemplo que entregan adjunto al entregable. Sergio comenta con Pedro como cree que es la solución base y la empieza a programar. También va a realizar los primeros pasos del algoritmo de resolución de la parte de los demás casos cuando no es el base.</text:p>
      <text:p text:style-name="P18">Pedro está leyendo el capítulo de Divide y vencerás porque cree que la solución debe basarse más en el esquema de Divide y vencerás y que hay que llamar a las librerías adecuadas de algoritmia, y busca un algoritmo que se asemeje al del coste asintótico (n log n)</text:p>
      <text:p text:style-name="P3"/>
      <text:p text:style-name="P4">3.- Avances</text:p>
      <text:p text:style-name="P7">En esta primera sesión se obtiene la entrada de datos rápidamente, y ya se empieza a tener un código que empieza a solucionar el funcionamiento del skyline para casas base y pasando dos edificios.</text:p>
      <text:p text:style-name="P7"/>
      <text:p text:style-name="P3">Levantamos la sesión a las 11.39. Creemos que no va a ser tan difífil la resolución del mismo.</text:p>
      <text:p text:style-name="P3"/>
      <text:p text:style-name="P3">Tiempo dedicado a la reunión 2 horas y 39minutos.</text:p>
      <text:p text:style-name="P3"><text:soft-page-break/>Tiempo dedicado al entregable (fuera de la reunión)</text:p>
      <text:p text:style-name="P3">Mihai 2 horas.</text:p>
      <text:p text:style-name="P3">Pedro Segarra 2 horas.</text:p>
      <text:p text:style-name="P3">Sergio Varea 3 horas.</text:p>
      <text:p text:style-name="P3"/>
      <text:p text:style-name="P3">Castellón a 28 de Octubre de 2013.</text:p>
      <text:p text:style-name="P3"/>
      <text:p text:style-name="P4">Fdo. Pedro Segarra</text:p>
      <text:p text:style-name="P4"/>
      <text:p text:style-name="P4"/>
      <text:p text:style-name="P4">Acta nº 2</text:p>
      <text:p text:style-name="P4"/>
      <text:p text:style-name="P3">Reunión celebrada el día 11 de Noviembre de 2013 a las 8.30 en cabina sala de estudio.</text:p>
      <text:p text:style-name="P3"/>
      <text:p text:style-name="P3">Asistentes:</text:p>
      <text:list xml:id="list2015048684" text:style-name="L2">
        <text:list-item>
          <text:p text:style-name="P25">Mihaita Lupoiu (responsable edición)</text:p>
        </text:list-item>
        <text:list-item>
          <text:p text:style-name="P25">Pedro Segarra Cabedo(secretario)</text:p>
        </text:list-item>
        <text:list-item>
          <text:p text:style-name="P25">Sergio Varea Aguilella(moderador)</text:p>
        </text:list-item>
      </text:list>
      <text:p text:style-name="P3"/>
      <text:p text:style-name="P6">Orden del día</text:p>
      <text:p text:style-name="P6"/>
      <text:p text:style-name="P3">1.- Puesta en común del desarrollo del entregable</text:p>
      <text:p text:style-name="P3">2.- Cambio de planteamiento del problema.</text:p>
      <text:p text:style-name="P3">3.- Consultar de nuevo en tutorías.</text:p>
      <text:p text:style-name="P3"/>
      <text:p text:style-name="P6">Desarrollo de la Sesión</text:p>
      <text:p text:style-name="P6"/>
      <text:p text:style-name="P4">1.- Puesta en común del desarrollo del entregable</text:p>
      <text:p text:style-name="P3"/>
      <text:p text:style-name="P19">Antes de esta reunión oficial para dedicarle en común horas al entregable. Sergio se ha pegado con el entregable y está desesperado porque no haya una solución al mismo. Mihai también se ha pegado con la parte del recorrido del skyline y no halla tampoco solución. Los tres hemos hablado bastante antes de esta reunión y no conseguimos una solución. Se ha dedicido adoptar el esquema algoritmico de divide y vencerás como ha propuesto Pedro, y se ha llegado a aislar el problema en el combine.</text:p>
      <text:p text:style-name="P19">Se sabe que el fallo viene en el combine, pero no hay manera de resolverlo.</text:p>
      <text:p text:style-name="P3"/>
      <text:p text:style-name="P4">2.- De nuevo exponer planteamiento y ver si surge la solución.</text:p>
      <text:p text:style-name="P3"/>
      <text:p text:style-name="P18">Pedro y Sergio se dedican a examinar código que ha realizado Mihai para ver si hallan una posible solución, pero encuentran que hay un bucle infinito en la misma. Mihai trata de solucionar el problema porque sabe dónde puede estar el fallo del mismo.</text:p>
      <text:p text:style-name="P18">Pedro propone empezar de nuevo dibujando casos de los edificios y ver porqué no nos funciona. Sergio adapta su solución al esquema algoritmico y decide realizar más pruebas.</text:p>
      <text:p text:style-name="P18">La reunión de hoy ha sido un poco intensa porque las pruebas – error son demasiadas. Al pasarle el test al entregable vemos que no pasa ni una prueba. Esto es <text:soft-page-break/>debido por la forma de devolver la solución. Solucionamos también esta salida de datos por pantalla.</text:p>
      <text:p text:style-name="P18">Aún así tenemos demasiados fallos.</text:p>
      <text:p text:style-name="P16"/>
      <text:p text:style-name="P3"/>
      <text:p text:style-name="P4">3.- Conclusión</text:p>
      <text:p text:style-name="P4"/>
      <text:p text:style-name="P21">Sabemos que tenemos la dificultad en la parte del combine, hay casos que no estamos tratando bien. Pero se llevan demasiadas horas intentando solucionar el problema y pensamos que no vamos a superar el entregable.</text:p>
      <text:p text:style-name="P18"/>
      <text:p text:style-name="P3">Levantamos la sesión a las 11.30</text:p>
      <text:p text:style-name="P3"/>
      <text:p text:style-name="P3">Tiempo dedicado a la reunión 4 horas</text:p>
      <text:p text:style-name="P3"/>
      <text:p text:style-name="P3">Tiempo dedicado al entregable (fuera de la reunión)</text:p>
      <text:p text:style-name="P3">Mihaita Lupoiu 7 horas.</text:p>
      <text:p text:style-name="P3">Pedro Segarra 4 horas.</text:p>
      <text:p text:style-name="P3">Sergio Varea 8 horas.</text:p>
      <text:p text:style-name="P3"/>
      <text:p text:style-name="P3">Castellón a 11 de Noviembre 2013.</text:p>
      <text:p text:style-name="P3"/>
      <text:p text:style-name="P4">Fdo. Pedro Segarra</text:p>
      <text:p text:style-name="P4"/>
      <text:p text:style-name="P4"/>
      <text:p text:style-name="P4"/>
      <text:p text:style-name="P4"/>
      <text:p text:style-name="P4">Nota.- <text:span text:style-name="T5">Hemos estado realizando reuniones ocasionales fuera del horario dedicado exclusivamente a Algoritmia. Coincidiendo en grupo de dos , o incluso hemos <text:s/>podido estar los tres para intentar llegar a solucionar el problema.</text:span></text:p>
      <text:p text:style-name="P7">Se ha dedicado muchas horas a la resolución del entregable. Y ahora ya está coincidiendo con muchos exámenes parciales y otros trabajos. Hemos llegado a tener una saturación y malestar porque creíamos que no íbamos a poder pasar los test correctamente al entregable.</text:p>
      <text:p text:style-name="P7"/>
      <text:p text:style-name="P7">Al final después de pelear mucho, el martes 12 de Noviembre Mihai ha conseguido tener una versión que resuelve el entregable, Sergio el día 13 de noviembre lo <text:s/>ha estado optimizando para reducir líneas. Pedro insistió mucho en llevar un buen esquema del algoritmo y así se pudo reducir el problema en el combine. </text:p>
      <text:p text:style-name="P7"/>
      <text:p text:style-name="P7"><text:s/></text:p>
      <text:p text:style-name="P4"/>
      <text:p text:style-name="P4"/>
      <text:p text:style-name="P4"/>
      <text:p text:style-name="P4"/>
      <text:p text:style-name="P4"/>
      <text:p text:style-name="P4"/>
      <text:p text:style-name="P4"/>
      <text:p text:style-name="P4"/>
      <text:p text:style-name="P4"/>
      <text:p text:style-name="P4"><text:soft-page-break/>c) Valoración personal.</text:p>
      <text:p text:style-name="P4"/>
      <text:p text:style-name="P8"><text:span text:style-name="T8">Mihaita Lupoiu</text:span><text:span text:style-name="T6">:</text:span><text:span text:style-name="T16"> </text:span><text:span text:style-name="T11">“</text:span><text:span text:style-name="T4">La mayor dificultad que he encontrado ha sido encontrar todos los casos posibles en el cual puede fallar el recorrer la lista de edificios y generar el skyline. Otra dificultad que se tenido es adaptar algunos de los casos en los que puede fallar el algoritmo en código python (cosa que me ha hecho dedicarle más horas en encontrar las formas que se utilizan algunas funciones).</text:span></text:p>
      <text:p text:style-name="P29"/>
      <text:p text:style-name="P3"><text:span text:style-name="T2">El entregable me ha parecido un reto muy bueno, que me hizo dedicarle bastantes horas en encontrar una solución buena y luego dedicarme más tiempo en mejorar su eficiencia. Eso me llevo a pensar también en el tiempo que se ha tenido que dedicar las personas que sacan un algoritmo nuevo y lo difícil que resulta aveces mejorar un algoritmo ya existente.</text:span><text:span text:style-name="T3">"</text:span></text:p>
      <text:p text:style-name="P30"/>
      <text:p text:style-name="P27"/>
      <text:p text:style-name="P12">Pedro Segarra<text:span text:style-name="T5">: </text:span><text:span text:style-name="T10">“Si no se hubiera aplazado la fecha de entrega del entregable no hubieramos conseguido resolverlo. El problema personal mío es que no tengo tanta soltura en programación como mis compañeros. Ellos enseguida empiezan a “picar” código y van probando cosas. A mi me está costando adaptarme primero a python y luego a tener una visión de cómo realizar las cosas.</text:span></text:p>
      <text:p text:style-name="P14"/>
      <text:p text:style-name="P14">En este entregable lo único bueno que he podido aportar es conducir a los compañeros a realizar el esquema de divide y vencerás, que una vez puesto, ha permitido aislar el desarrollo al método combine. De esta forma aunque estabamos desesperados porque no hallabamos la solución al menos la teníamos centralizada.”</text:p>
      <text:p text:style-name="P14"/>
      <text:p text:style-name="P14">En cuanto a la dedicación de horas, me ha pasado como a mis compañeros. En esta altura del curso nos están pidiendo muchas actividades, exposiciones y estamos teniendo exámenes parciales, la cual cosa llega a saturar. Creo que estamos dedicando <text:s/>a parte de las horas de clase, más de 8 horas por asignatura. También todos los fines de semana los estoy dedicando a repasar alguna asignatura y estudiar para algún examen. Hemos notado los tres una sobrecarga de trabajo”</text:p>
      <text:p text:style-name="P14"/>
      <text:p text:style-name="P11"><text:span text:style-name="T7">Sergio Varea</text:span>: <text:span text:style-name="T9">“ </text:span><text:span text:style-name="T15">El principal problema que me ha surgido es la falta de práctica que tengo en programar en python y la falta de costumbre en la utilización de algoritmos.</text:span></text:p>
      <text:p text:style-name="P13"/>
      <text:p text:style-name="P15"><text:span text:style-name="T15">En mi opinión, una vez resuelto el entregable, es muy divertido ver como se dibuja el skyline, pero creo que he tenido que invertir demasiadas horas para poder solucionarlo, lo cual ha hecho que tiempo que debía dedicar a otras asignaturas lo haya tenido que invertir en la resolución de el entregable</text:span><text:span text:style-name="T14">”</text:span></text:p>
      <text:p text:style-name="P32"/>
      <text:p text:style-name="P32"/>
      <text:p text:style-name="P13"/>
      <text:p text:style-name="P1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arial" svg:font-family="arial, sans-serif"/>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3-11-15T08:15:20" text:fixed="true">15/11/13</text:date></text:p>
      </style:header>
      <style:footer>
        <text:p text:style-name="MP2"><text:page-number text:select-page="current">2</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cme acme</meta:initial-creator>
    <meta:creation-date>2013-10-17T22:30:20</meta:creation-date>
    <dc:date>2013-11-15T09:33:18</dc:date>
    <dc:creator>acme acme</dc:creator>
    <meta:editing-duration>PT05H15M53S</meta:editing-duration>
    <meta:editing-cycles>48</meta:editing-cycles>
    <meta:generator>OpenOffice.org/3.2$Unix OpenOffice.org_project/320m18$Build-9502</meta:generator>
    <meta:document-statistic meta:table-count="0" meta:image-count="0" meta:object-count="0" meta:page-count="8" meta:paragraph-count="138" meta:word-count="2175" meta:character-count="12781"/>
  </office:meta>
</office:document-meta>
</file>